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bda" officeooo:paragraph-rsid="00171bda"/>
    </style:style>
    <style:style style:name="P2" style:family="paragraph" style:parent-style-name="Standard">
      <style:text-properties style:text-underline-style="solid" style:text-underline-width="auto" style:text-underline-color="font-color" officeooo:rsid="00171bda" officeooo:paragraph-rsid="00171b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e 1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00:40:48.110641947</meta:creation-date>
    <dc:date>2021-01-09T00:41:15.903765214</dc:date>
    <meta:editing-duration>PT28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6.4.4.2$Linux_X86_64 LibreOffice_project/40$Build-2</meta:generator>
  </office:meta>
</office:document-meta>
</file>